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2fb" officeooo:paragraph-rsid="000bc2fb"/>
    </style:style>
    <style:style style:name="P2" style:family="paragraph" style:parent-style-name="Standard">
      <style:text-properties officeooo:rsid="000ce9d2" officeooo:paragraph-rsid="000ce9d2"/>
    </style:style>
    <style:style style:name="P3" style:family="paragraph" style:parent-style-name="Standard">
      <style:paragraph-properties fo:text-align="justify" style:justify-single-word="false"/>
      <style:text-properties officeooo:rsid="000e9ed6" officeooo:paragraph-rsid="000e9ed6"/>
    </style:style>
    <style:style style:name="P4" style:family="paragraph" style:parent-style-name="Standard">
      <style:text-properties fo:font-weight="bold" officeooo:rsid="000ce9d2" officeooo:paragraph-rsid="000ce9d2" style:font-weight-asian="bold" style:font-weight-complex="bold"/>
    </style:style>
    <style:style style:name="T1" style:family="text">
      <style:text-properties officeooo:rsid="000e9ed6"/>
    </style:style>
    <style:style style:name="T2" style:family="text">
      <style:text-properties officeooo:rsid="001043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A programação de FMS é como a programação de um projeto</text:p>
      <text:p text:style-name="P2"/>
      <text:p text:style-name="P2">(Próxima) Em projeto é necessário definir as etapas (similar aos trechos), os custos de cada etapa (similar ao peso da aeronave, a velocidade do vento), os tempos necessários para se cumprir cada etapa. </text:p>
      <text:p text:style-name="P2"/>
      <text:p text:style-name="P2">(Distante) A programação do FMS <text:span text:style-name="T1">é como escrever uma receita de bolo </text:span></text:p>
      <text:p text:style-name="P3">Em uma <text:span text:style-name="T2">receita você estabelece o modo de preparo (trechos e tempos) e os ingredientes (medidas diversas) para a confecção do bolo? A receita de bola tem categorias de ingredientes (telas), organização dos ingredientes (indicadores nas telas), e a receita é pode ser colocado um trecho.</text:span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Alberto Ferreira Gomes</meta:initial-creator>
    <meta:creation-date>2016-04-19T16:19:20.451834660</meta:creation-date>
    <dc:date>2016-04-27T15:29:05.527157952</dc:date>
    <dc:creator>Luiz Alberto Ferreira Gomes</dc:creator>
    <meta:editing-duration>PT1H23M41S</meta:editing-duration>
    <meta:editing-cycles>4</meta:editing-cycles>
    <meta:generator>LibreOffice/5.1.2.2$Linux_x86 LibreOffice_project/d3bf12ecb743fc0d20e0be0c58ca359301eb705f</meta:generator>
    <meta:document-statistic meta:table-count="0" meta:image-count="0" meta:object-count="0" meta:page-count="1" meta:paragraph-count="4" meta:word-count="102" meta:character-count="611" meta:non-whitespace-character-count="511"/>
  </office:meta>
</office:document-meta>
</file>